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1.39pt"/>
    </style:style>
    <style:style style:name="co2" style:family="table-column">
      <style:table-column-properties fo:break-before="auto" style:column-width="115.74pt"/>
    </style:style>
    <style:style style:name="co3" style:family="table-column">
      <style:table-column-properties fo:break-before="auto" style:column-width="120.3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 office:value-type="string" calcext:value-type="string">
            <text:p>Script</text:p>
          </table:table-cell>
          <table:table-cell office:value-type="string" calcext:value-type="string">
            <text:p>Implemented where</text:p>
          </table:table-cell>
          <table:table-cell office:value-type="string" calcext:value-type="string">
            <text:p>Where to Go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a xlink:href="https://github.com/nmap/nmap/blob/master/scripts/http-adobe-coldfusion-apsa1301.nse" xlink:type="simple">http-adobe-coldfusion-apsa1301.nse</text:a> </text:p>
          </table:table-cell>
          <table:table-cell/>
          <table:table-cell office:value-type="string" calcext:value-type="string">
            <text:p>httpVulns</text:p>
          </table:table-cell>
          <table:table-cell office:value-type="string" calcext:value-type="string">
            <text:p>Exploit an auth bypass in Coldfus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a xlink:href="https://github.com/nmap/nmap/blob/master/scripts/http-affiliate-id.nse" xlink:type="simple">http-affiliate-id.nse</text:a> </text:p>
          </table:table-cell>
          <table:table-cell/>
          <table:table-cell office:value-type="string" calcext:value-type="string">
            <text:p>webRecon (turned off)</text:p>
          </table:table-cell>
          <table:table-cell office:value-type="string" calcext:value-type="string">
            <text:p>Grab affiliate network IDs (AdSense, analytics, amazon, etc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a xlink:href="https://github.com/nmap/nmap/blob/master/scripts/http-apache-negotiation.nse" xlink:type="simple">http-apache-negotiation.nse</text:a> </text:p>
          </table:table-cell>
          <table:table-cell office:value-type="string" calcext:value-type="string">
            <text:p>webRec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a xlink:href="https://github.com/nmap/nmap/blob/master/scripts/http-apache-server-status.nse" xlink:type="simple">http-apache-server-status.nse</text:a> </text:p>
          </table:table-cell>
          <table:table-cell office:value-type="string" calcext:value-type="string">
            <text:p>webRec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a xlink:href="https://github.com/nmap/nmap/blob/master/scripts/http-aspnet-debug.nse" xlink:type="simple">http-aspnet-debug.nse</text:a> </text:p>
          </table:table-cell>
          <table:table-cell/>
          <table:table-cell office:value-type="string" calcext:value-type="string">
            <text:p>webRecon</text:p>
          </table:table-cell>
          <table:table-cell office:value-type="string" calcext:value-type="string">
            <text:p>Determines if an ASP.NET has debugging enabled using HTTP DEBU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a xlink:href="https://github.com/nmap/nmap/blob/master/scripts/http-auth-finder.nse" xlink:type="simple">http-auth-finder.nse</text:a> </text:p>
          </table:table-cell>
          <table:table-cell/>
          <table:table-cell office:value-type="string" calcext:value-type="string">
            <text:p>webRecon</text:p>
          </table:table-cell>
          <table:table-cell office:value-type="string" calcext:value-type="string">
            <text:p>Spiders a site to find web pages requiring form-based or HTTP-based authentic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a xlink:href="https://github.com/nmap/nmap/blob/master/scripts/http-auth.nse" xlink:type="simple">http-auth.nse</text:a> </text:p>
          </table:table-cell>
          <table:table-cell/>
          <table:table-cell office:value-type="string" calcext:value-type="string">
            <text:p>webRecon</text:p>
          </table:table-cell>
          <table:table-cell office:value-type="string" calcext:value-type="string">
            <text:p>Retrieves the authentication scheme and realm of a web services that requires au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a xlink:href="https://github.com/nmap/nmap/blob/master/scripts/http-avaya-ipoffice-users.nse" xlink:type="simple">http-avaya-ipoffice-users.nse</text:a> </text:p>
          </table:table-cell>
          <table:table-cell/>
          <table:table-cell office:value-type="string" calcext:value-type="string">
            <text:p>webRecon (turned off)</text:p>
          </table:table-cell>
          <table:table-cell office:value-type="string" calcext:value-type="string">
            <text:p>Enumerate users in Avaya IP office system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a xlink:href="https://github.com/nmap/nmap/blob/master/scripts/http-awstatstotals-exec.nse" xlink:type="simple">http-awstatstotals-exec.nse</text:a> </text:p>
          </table:table-cell>
          <table:table-cell/>
          <table:table-cell office:value-type="string" calcext:value-type="string">
            <text:p>httpVulns</text:p>
          </table:table-cell>
          <table:table-cell office:value-type="string" calcext:value-type="string">
            <text:p>Exploits RCE in Awstats Totals 1-1.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a xlink:href="https://github.com/nmap/nmap/blob/master/scripts/http-axis2-dir-traversal.nse" xlink:type="simple">http-axis2-dir-traversal.nse</text:a> </text:p>
          </table:table-cell>
          <table:table-cell/>
          <table:table-cell office:value-type="string" calcext:value-type="string">
            <text:p>httpVulns</text:p>
          </table:table-cell>
          <table:table-cell office:value-type="string" calcext:value-type="string">
            <text:p>Exploits a dirTrav vuln in Apache Axis2 version 1.4.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a xlink:href="https://github.com/nmap/nmap/blob/master/scripts/http-backup-finder.nse" xlink:type="simple">http-backup-finder.nse</text:a> </text:p>
          </table:table-cell>
          <table:table-cell office:value-type="string" calcext:value-type="string">
            <text:p>webRec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a xlink:href="https://github.com/nmap/nmap/blob/master/scripts/http-barracuda-dir-traversal.nse" xlink:type="simple">http-barracuda-dir-traversal.nse</text:a> </text:p>
          </table:table-cell>
          <table:table-cell/>
          <table:table-cell office:value-type="string" calcext:value-type="string">
            <text:p>httpVulns</text:p>
          </table:table-cell>
          <table:table-cell office:value-type="string" calcext:value-type="string">
            <text:p>Attempts to retrieve conf from Barracuda Networks Spam &amp; Virus Firewall using DirTra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a xlink:href="https://github.com/nmap/nmap/blob/master/scripts/http-bigip-cookie.nse" xlink:type="simple">http-bigip-cookie.nse</text:a> </text:p>
          </table:table-cell>
          <table:table-cell/>
          <table:table-cell office:value-type="string" calcext:value-type="string">
            <text:p>webRecon</text:p>
          </table:table-cell>
          <table:table-cell office:value-type="string" calcext:value-type="string">
            <text:p>Decodes unencrypted F5 BIG-IP cookies in HTTP respons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a xlink:href="https://github.com/nmap/nmap/blob/master/scripts/http-brute.nse" xlink:type="simple">http-brute.nse</text:a> </text:p>
          </table:table-cell>
          <table:table-cell/>
          <table:table-cell office:value-type="string" calcext:value-type="string">
            <text:p>webRecon (turned off)</text:p>
          </table:table-cell>
          <table:table-cell office:value-type="string" calcext:value-type="string">
            <text:p>Brute against http basic, digest, and ntlm au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a xlink:href="https://github.com/nmap/nmap/blob/master/scripts/http-cakephp-version.nse" xlink:type="simple">http-cakephp-version.nse</text:a> </text:p>
          </table:table-cell>
          <table:table-cell/>
          <table:table-cell office:value-type="string" calcext:value-type="string">
            <text:p>webRecon</text:p>
          </table:table-cell>
          <table:table-cell office:value-type="string" calcext:value-type="string">
            <text:p>Version CakePHP by detecting certain fil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a xlink:href="https://github.com/nmap/nmap/blob/master/scripts/http-chrono.nse" xlink:type="simple">http-chrono.nse</text:a> </text:p>
          </table:table-cell>
          <table:table-cell/>
          <table:table-cell office:value-type="string" calcext:value-type="string">
            <text:p>webRecon (turned off)</text:p>
          </table:table-cell>
          <table:table-cell office:value-type="string" calcext:value-type="string">
            <text:p>Measure time it takes for website to deliver a page and returns statistic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a xlink:href="https://github.com/nmap/nmap/blob/master/scripts/http-cisco-anyconnect.nse" xlink:type="simple">http-cisco-anyconnect.nse</text:a> </text:p>
          </table:table-cell>
          <table:table-cell/>
          <table:table-cell office:value-type="string" calcext:value-type="string">
            <text:p>webRecon</text:p>
          </table:table-cell>
          <table:table-cell office:value-type="string" calcext:value-type="string">
            <text:p>Connect as Cisco AnyConnect client to Cisco SSL VPN and retrieves <text:s/>version and tunnel inform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a xlink:href="https://github.com/nmap/nmap/blob/master/scripts/http-coldfusion-subzero.nse" xlink:type="simple">http-coldfusion-subzero.nse</text:a> </text:p>
          </table:table-cell>
          <table:table-cell/>
          <table:table-cell office:value-type="string" calcext:value-type="string">
            <text:p>httpVulns</text:p>
          </table:table-cell>
          <table:table-cell office:value-type="string" calcext:value-type="string">
            <text:p>Retrieve version, abs path of admin panel from vulnerable ColdFusion 9 and 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a xlink:href="https://github.com/nmap/nmap/blob/master/scripts/http-comments-displayer.nse" xlink:type="simple">http-comments-displayer.nse</text:a> </text:p>
          </table:table-cell>
          <table:table-cell office:value-type="string" calcext:value-type="string">
            <text:p>webRec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a xlink:href="https://github.com/nmap/nmap/blob/master/scripts/http-config-backup.nse" xlink:type="simple">http-config-backup.nse</text:a> </text:p>
          </table:table-cell>
          <table:table-cell office:value-type="string" calcext:value-type="string">
            <text:p>webRec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a xlink:href="https://github.com/nmap/nmap/blob/master/scripts/http-cookie-flags.nse" xlink:type="simple">http-cookie-flags.nse</text:a> </text:p>
          </table:table-cell>
          <table:table-cell/>
          <table:table-cell office:value-type="string" calcext:value-type="string">
            <text:p>webRecon</text:p>
          </table:table-cell>
          <table:table-cell office:value-type="string" calcext:value-type="string">
            <text:p>Examines cookies and reports on flags and path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a xlink:href="https://github.com/nmap/nmap/blob/master/scripts/http-cors.nse" xlink:type="simple">http-cors.nse</text:a> </text:p>
          </table:table-cell>
          <table:table-cell office:value-type="string" calcext:value-type="string">
            <text:p>webRec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a xlink:href="https://github.com/nmap/nmap/blob/master/scripts/http-cross-domain-policy.nse" xlink:type="simple">http-cross-domain-policy.nse</text:a> </text:p>
          </table:table-cell>
          <table:table-cell office:value-type="string" calcext:value-type="string">
            <text:p>webRec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a xlink:href="https://github.com/nmap/nmap/blob/master/scripts/http-csrf.nse" xlink:type="simple">http-csrf.nse</text:a> </text:p>
          </table:table-cell>
          <table:table-cell/>
          <table:table-cell office:value-type="string" calcext:value-type="string">
            <text:p>httpVulns</text:p>
          </table:table-cell>
          <table:table-cell office:value-type="string" calcext:value-type="string">
            <text:p>Detects CSRF (possibly unreliabl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a xlink:href="https://github.com/nmap/nmap/blob/master/scripts/http-date.nse" xlink:type="simple">http-date.nse</text:a> </text:p>
          </table:table-cell>
          <table:table-cell/>
          <table:table-cell office:value-type="string" calcext:value-type="string">
            <text:p>webRecon (turned off)</text:p>
          </table:table-cell>
          <table:table-cell office:value-type="string" calcext:value-type="string">
            <text:p>Gets date from services and prints dif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a xlink:href="https://github.com/nmap/nmap/blob/master/scripts/http-default-accounts.nse" xlink:type="simple">http-default-accounts.nse</text:a> </text:p>
          </table:table-cell>
          <table:table-cell office:value-type="string" calcext:value-type="string">
            <text:p>webRec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a xlink:href="https://github.com/nmap/nmap/blob/master/scripts/http-devframework.nse" xlink:type="simple">http-devframework.nse</text:a> </text:p>
          </table:table-cell>
          <table:table-cell office:value-type="string" calcext:value-type="string">
            <text:p>webRecon (turned off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a xlink:href="https://github.com/nmap/nmap/blob/master/scripts/http-dlink-backdoor.nse" xlink:type="simple">http-dlink-backdoor.nse</text:a> </text:p>
          </table:table-cell>
          <table:table-cell/>
          <table:table-cell office:value-type="string" calcext:value-type="string">
            <text:p>httpVulns</text:p>
          </table:table-cell>
          <table:table-cell office:value-type="string" calcext:value-type="string">
            <text:p>Detects firmware backdoor on some D-Link routers via User-Ag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a xlink:href="https://github.com/nmap/nmap/blob/master/scripts/http-dombased-xss.nse" xlink:type="simple">http-dombased-xss.nse</text:a> </text:p>
          </table:table-cell>
          <table:table-cell/>
          <table:table-cell office:value-type="string" calcext:value-type="string">
            <text:p>httpVulns</text:p>
          </table:table-cell>
          <table:table-cell office:value-type="string" calcext:value-type="string">
            <text:p>Looks where attacker-controlled info in DOM may be used to affect JavaScrip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a xlink:href="https://github.com/nmap/nmap/blob/master/scripts/http-domino-enum-passwords.nse" xlink:type="simple">http-domino-enum-passwords.nse</text:a> </text:p>
          </table:table-cell>
          <table:table-cell/>
          <table:table-cell office:value-type="string" calcext:value-type="string">
            <text:p>httpVulns (turned off)</text:p>
          </table:table-cell>
          <table:table-cell office:value-type="string" calcext:value-type="string">
            <text:p>Enum hashed Domino Internet Passwords (authenticated only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a xlink:href="https://github.com/nmap/nmap/blob/master/scripts/http-drupal-enum-users.nse" xlink:type="simple">http-drupal-enum-users.nse</text:a> </text:p>
          </table:table-cell>
          <table:table-cell/>
          <table:table-cell office:value-type="string" calcext:value-type="string">
            <text:p>httpVulns</text:p>
          </table:table-cell>
          <table:table-cell office:value-type="string" calcext:value-type="string">
            <text:p>Enumerates Drual users by exploiting information disclosure vul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a xlink:href="https://github.com/nmap/nmap/blob/master/scripts/http-drupal-enum.nse" xlink:type="simple">http-drupal-enum.nse</text:a> </text:p>
          </table:table-cell>
          <table:table-cell/>
          <table:table-cell office:value-type="string" calcext:value-type="string">
            <text:p>webRecon</text:p>
          </table:table-cell>
          <table:table-cell office:value-type="string" calcext:value-type="string">
            <text:p>Enum installed Drupal modules/themes by using a list of known modules and them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a xlink:href="https://github.com/nmap/nmap/blob/master/scripts/http-enum.nse" xlink:type="simple">http-enum.nse</text:a> </text:p>
          </table:table-cell>
          <table:table-cell office:value-type="string" calcext:value-type="string">
            <text:p>webRecon (turned off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a xlink:href="https://github.com/nmap/nmap/blob/master/scripts/http-errors.nse" xlink:type="simple">http-errors.nse</text:a> </text:p>
          </table:table-cell>
          <table:table-cell/>
          <table:table-cell office:value-type="string" calcext:value-type="string">
            <text:p>webRecon (turned off)</text:p>
          </table:table-cell>
          <table:table-cell office:value-type="string" calcext:value-type="string">
            <text:p>Crawls and reports on error pag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a xlink:href="https://github.com/nmap/nmap/blob/master/scripts/http-exif-spider.nse" xlink:type="simple">http-exif-spider.nse</text:a> </text:p>
          </table:table-cell>
          <table:table-cell/>
          <table:table-cell office:value-type="string" calcext:value-type="string">
            <text:p>webRecon (turned off)</text:p>
          </table:table-cell>
          <table:table-cell office:value-type="string" calcext:value-type="string">
            <text:p>Spider images looking for ‘interesting’ exif 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a xlink:href="https://github.com/nmap/nmap/blob/master/scripts/http-favicon.nse" xlink:type="simple">http-favicon.nse</text:a> </text:p>
          </table:table-cell>
          <table:table-cell/>
          <table:table-cell office:value-type="string" calcext:value-type="string">
            <text:p>webRecon</text:p>
          </table:table-cell>
          <table:table-cell office:value-type="string" calcext:value-type="string">
            <text:p>Gets the favicon, hashes it, and checks against known applications for fingerprint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a xlink:href="https://github.com/nmap/nmap/blob/master/scripts/http-feed.nse" xlink:type="simple">http-feed.nse</text:a> </text:p>
          </table:table-cell>
          <table:table-cell/>
          <table:table-cell office:value-type="string" calcext:value-type="string">
            <text:p>webRecon (turned off)</text:p>
          </table:table-cell>
          <table:table-cell office:value-type="string" calcext:value-type="string">
            <text:p>Crawls for RSS or atom feed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a xlink:href="https://github.com/nmap/nmap/blob/master/scripts/http-fetch.nse" xlink:type="simple">http-fetch.nse</text:a> </text:p>
          </table:table-cell>
          <table:table-cell/>
          <table:table-cell office:value-type="string" calcext:value-type="string">
            <text:p>webRecon (turned off)</text:p>
          </table:table-cell>
          <table:table-cell office:value-type="string" calcext:value-type="string">
            <text:p>used to fetch files from serv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a xlink:href="https://github.com/nmap/nmap/blob/master/scripts/http-fileupload-exploiter.nse" xlink:type="simple">http-fileupload-exploiter.nse</text:a> </text:p>
          </table:table-cell>
          <table:table-cell office:value-type="string" calcext:value-type="string">
            <text:p>webRecon (turned off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a xlink:href="https://github.com/nmap/nmap/blob/master/scripts/http-form-brute.nse" xlink:type="simple">http-form-brute.nse</text:a>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github.com/nmap/nmap/blob/master/scripts/http-form-fuzzer.nse" xlink:type="simple">http-form-fuzzer.nse</text:a>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github.com/nmap/nmap/blob/master/scripts/http-frontpage-login.nse" xlink:type="simple">http-frontpage-login.nse</text:a>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github.com/nmap/nmap/blob/master/scripts/http-generator.nse" xlink:type="simple">http-generator.nse</text:a>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github.com/nmap/nmap/blob/master/scripts/http-git.nse" xlink:type="simple">http-git.nse</text:a> </text:p>
          </table:table-cell>
          <table:table-cell office:value-type="string" calcext:value-type="string">
            <text:p>webRec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a xlink:href="https://github.com/nmap/nmap/blob/master/scripts/http-gitweb-projects-enum.nse" xlink:type="simple">http-gitweb-projects-enum.nse</text:a>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github.com/nmap/nmap/blob/master/scripts/http-google-malware.nse" xlink:type="simple">http-google-malware.nse</text:a>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github.com/nmap/nmap/blob/master/scripts/http-grep.nse" xlink:type="simple">http-grep.nse</text:a> </text:p>
          </table:table-cell>
          <table:table-cell office:value-type="string" calcext:value-type="string">
            <text:p>webRec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a xlink:href="https://github.com/nmap/nmap/blob/master/scripts/http-headers.nse" xlink:type="simple">http-headers.nse</text:a>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github.com/nmap/nmap/blob/master/scripts/http-huawei-hg5xx-vuln.nse" xlink:type="simple">http-huawei-hg5xx-vuln.nse</text:a>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github.com/nmap/nmap/blob/master/scripts/http-icloud-findmyiphone.nse" xlink:type="simple">http-icloud-findmyiphone.nse</text:a>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github.com/nmap/nmap/blob/master/scripts/http-icloud-sendmsg.nse" xlink:type="simple">http-icloud-sendmsg.nse</text:a>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github.com/nmap/nmap/blob/master/scripts/http-iis-short-name-brute.nse" xlink:type="simple">http-iis-short-name-brute.nse</text:a>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github.com/nmap/nmap/blob/master/scripts/http-iis-webdav-vuln.nse" xlink:type="simple">http-iis-webdav-vuln.nse</text:a>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github.com/nmap/nmap/blob/master/scripts/http-internal-ip-disclosure.nse" xlink:type="simple">http-internal-ip-disclosure.nse</text:a> </text:p>
          </table:table-cell>
          <table:table-cell office:value-type="string" calcext:value-type="string">
            <text:p>webRecon (turned off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a xlink:href="https://github.com/nmap/nmap/blob/master/scripts/http-joomla-brute.nse" xlink:type="simple">http-joomla-brute.nse</text:a>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github.com/nmap/nmap/blob/master/scripts/http-jsonp-detection.nse" xlink:type="simple">http-jsonp-detection.nse</text:a>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github.com/nmap/nmap/blob/master/scripts/http-litespeed-sourcecode-download.nse" xlink:type="simple">http-litespeed-sourcecode-download.nse</text:a>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github.com/nmap/nmap/blob/master/scripts/http-ls.nse" xlink:type="simple">http-ls.nse</text:a> </text:p>
          </table:table-cell>
          <table:table-cell office:value-type="string" calcext:value-type="string">
            <text:p>webRec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a xlink:href="https://github.com/nmap/nmap/blob/master/scripts/http-majordomo2-dir-traversal.nse" xlink:type="simple">http-majordomo2-dir-traversal.nse</text:a>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github.com/nmap/nmap/blob/master/scripts/http-malware-host.nse" xlink:type="simple">http-malware-host.nse</text:a>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github.com/nmap/nmap/blob/master/scripts/http-mcmp.nse" xlink:type="simple">http-mcmp.nse</text:a>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github.com/nmap/nmap/blob/master/scripts/http-method-tamper.nse" xlink:type="simple">http-method-tamper.nse</text:a>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github.com/nmap/nmap/blob/master/scripts/http-methods.nse" xlink:type="simple">http-methods.nse</text:a> </text:p>
          </table:table-cell>
          <table:table-cell office:value-type="string" calcext:value-type="string">
            <text:p>webRec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a xlink:href="https://github.com/nmap/nmap/blob/master/scripts/http-mobileversion-checker.nse" xlink:type="simple">http-mobileversion-checker.nse</text:a> </text:p>
          </table:table-cell>
          <table:table-cell office:value-type="string" calcext:value-type="string">
            <text:p>webRec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a xlink:href="https://github.com/nmap/nmap/blob/master/scripts/http-ntlm-info.nse" xlink:type="simple">http-ntlm-info.nse</text:a> </text:p>
          </table:table-cell>
          <table:table-cell office:value-type="string" calcext:value-type="string">
            <text:p>webRecon (turned off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a xlink:href="https://github.com/nmap/nmap/blob/master/scripts/http-open-proxy.nse" xlink:type="simple">http-open-proxy.nse</text:a>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github.com/nmap/nmap/blob/master/scripts/http-open-redirect.nse" xlink:type="simple">http-open-redirect.nse</text:a>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github.com/nmap/nmap/blob/master/scripts/http-passwd.nse" xlink:type="simple">http-passwd.nse</text:a> </text:p>
          </table:table-cell>
          <table:table-cell office:value-type="string" calcext:value-type="string">
            <text:p>webRec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a xlink:href="https://github.com/nmap/nmap/blob/master/scripts/http-php-version.nse" xlink:type="simple">http-php-version.nse</text:a>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github.com/nmap/nmap/blob/master/scripts/http-phpmyadmin-dir-traversal.nse" xlink:type="simple">http-phpmyadmin-dir-traversal.nse</text:a>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github.com/nmap/nmap/blob/master/scripts/http-phpself-xss.nse" xlink:type="simple">http-phpself-xss.nse</text:a>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github.com/nmap/nmap/blob/master/scripts/http-proxy-brute.nse" xlink:type="simple">http-proxy-brute.nse</text:a>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github.com/nmap/nmap/blob/master/scripts/http-put.nse" xlink:type="simple">http-put.nse</text:a>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github.com/nmap/nmap/blob/master/scripts/http-qnap-nas-info.nse" xlink:type="simple">http-qnap-nas-info.nse</text:a>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github.com/nmap/nmap/blob/master/scripts/http-referer-checker.nse" xlink:type="simple">http-referer-checker.nse</text:a>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github.com/nmap/nmap/blob/master/scripts/http-rfi-spider.nse" xlink:type="simple">http-rfi-spider.nse</text:a> </text:p>
          </table:table-cell>
          <table:table-cell office:value-type="string" calcext:value-type="string">
            <text:p>webRecon (turned off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a xlink:href="https://github.com/nmap/nmap/blob/master/scripts/http-robots.txt.nse" xlink:type="simple">http-robots.txt.nse</text:a> </text:p>
          </table:table-cell>
          <table:table-cell office:value-type="string" calcext:value-type="string">
            <text:p>webRec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a xlink:href="https://github.com/nmap/nmap/blob/master/scripts/http-robtex-reverse-ip.nse" xlink:type="simple">http-robtex-reverse-ip.nse</text:a>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github.com/nmap/nmap/blob/master/scripts/http-robtex-shared-ns.nse" xlink:type="simple">http-robtex-shared-ns.nse</text:a>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github.com/nmap/nmap/blob/master/scripts/http-security-headers.nse" xlink:type="simple">http-security-headers.nse</text:a> </text:p>
          </table:table-cell>
          <table:table-cell office:value-type="string" calcext:value-type="string">
            <text:p>webRecon (turned off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a xlink:href="https://github.com/nmap/nmap/blob/master/scripts/http-server-header.nse" xlink:type="simple">http-server-header.nse</text:a>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github.com/nmap/nmap/blob/master/scripts/http-shellshock.nse" xlink:type="simple">http-shellshock.nse</text:a> </text:p>
          </table:table-cell>
          <table:table-cell office:value-type="string" calcext:value-type="string">
            <text:p>webRecon (turned off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a xlink:href="https://github.com/nmap/nmap/blob/master/scripts/http-sitemap-generator.nse" xlink:type="simple">http-sitemap-generator.nse</text:a> </text:p>
          </table:table-cell>
          <table:table-cell office:value-type="string" calcext:value-type="string">
            <text:p>webRecon (turned off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a xlink:href="https://github.com/nmap/nmap/blob/master/scripts/http-slowloris-check.nse" xlink:type="simple">http-slowloris-check.nse</text:a>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github.com/nmap/nmap/blob/master/scripts/http-slowloris.nse" xlink:type="simple">http-slowloris.nse</text:a>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github.com/nmap/nmap/blob/master/scripts/http-sql-injection.nse" xlink:type="simple">http-sql-injection.nse</text:a> </text:p>
          </table:table-cell>
          <table:table-cell office:value-type="string" calcext:value-type="string">
            <text:p>webRecon (turned off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a xlink:href="https://github.com/nmap/nmap/blob/master/scripts/http-stored-xss.nse" xlink:type="simple">http-stored-xss.nse</text:a>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github.com/nmap/nmap/blob/master/scripts/http-svn-enum.nse" xlink:type="simple">http-svn-enum.nse</text:a>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github.com/nmap/nmap/blob/master/scripts/http-svn-info.nse" xlink:type="simple">http-svn-info.nse</text:a>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github.com/nmap/nmap/blob/master/scripts/http-title.nse" xlink:type="simple">http-title.nse</text:a>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github.com/nmap/nmap/blob/master/scripts/http-tplink-dir-traversal.nse" xlink:type="simple">http-tplink-dir-traversal.nse</text:a>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github.com/nmap/nmap/blob/master/scripts/http-trace.nse" xlink:type="simple">http-trace.nse</text:a>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github.com/nmap/nmap/blob/master/scripts/http-traceroute.nse" xlink:type="simple">http-traceroute.nse</text:a>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github.com/nmap/nmap/blob/master/scripts/http-trane-info.nse" xlink:type="simple">http-trane-info.nse</text:a>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github.com/nmap/nmap/blob/master/scripts/http-unsafe-output-escaping.nse" xlink:type="simple">http-unsafe-output-escaping.nse</text:a> </text:p>
          </table:table-cell>
          <table:table-cell office:value-type="string" calcext:value-type="string">
            <text:p>webRecon (turned off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a xlink:href="https://github.com/nmap/nmap/blob/master/scripts/http-useragent-tester.nse" xlink:type="simple">http-useragent-tester.nse</text:a> </text:p>
          </table:table-cell>
          <table:table-cell office:value-type="string" calcext:value-type="string">
            <text:p>webRec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a xlink:href="https://github.com/nmap/nmap/blob/master/scripts/http-userdir-enum.nse" xlink:type="simple">http-userdir-enum.nse</text:a> </text:p>
          </table:table-cell>
          <table:table-cell office:value-type="string" calcext:value-type="string">
            <text:p>webRec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a xlink:href="https://github.com/nmap/nmap/blob/master/scripts/http-vhosts.nse" xlink:type="simple">http-vhosts.nse</text:a> </text:p>
          </table:table-cell>
          <table:table-cell office:value-type="string" calcext:value-type="string">
            <text:p>webRec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a xlink:href="https://github.com/nmap/nmap/blob/master/scripts/http-virustotal.nse" xlink:type="simple">http-virustotal.nse</text:a>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github.com/nmap/nmap/blob/master/scripts/http-vlcstreamer-ls.nse" xlink:type="simple">http-vlcstreamer-ls.nse</text:a>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github.com/nmap/nmap/blob/master/scripts/http-vmware-path-vuln.nse" xlink:type="simple">http-vmware-path-vuln.nse</text:a>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github.com/nmap/nmap/blob/master/scripts/http-vuln-cve2006-3392.nse" xlink:type="simple">http-vuln-cve2006-3392.nse</text:a> </text:p>
          </table:table-cell>
          <table:table-cell office:value-type="string" calcext:value-type="string">
            <text:p>Vul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a xlink:href="https://github.com/nmap/nmap/blob/master/scripts/http-vuln-cve2009-3960.nse" xlink:type="simple">http-vuln-cve2009-3960.nse</text:a> </text:p>
          </table:table-cell>
          <table:table-cell office:value-type="string" calcext:value-type="string">
            <text:p>Vul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a xlink:href="https://github.com/nmap/nmap/blob/master/scripts/http-vuln-cve2010-0738.nse" xlink:type="simple">http-vuln-cve2010-0738.nse</text:a> </text:p>
          </table:table-cell>
          <table:table-cell office:value-type="string" calcext:value-type="string">
            <text:p>Vul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a xlink:href="https://github.com/nmap/nmap/blob/master/scripts/http-vuln-cve2010-2861.nse" xlink:type="simple">http-vuln-cve2010-2861.nse</text:a> </text:p>
          </table:table-cell>
          <table:table-cell office:value-type="string" calcext:value-type="string">
            <text:p>Vul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a xlink:href="https://github.com/nmap/nmap/blob/master/scripts/http-vuln-cve2011-3192.nse" xlink:type="simple">http-vuln-cve2011-3192.nse</text:a> </text:p>
          </table:table-cell>
          <table:table-cell office:value-type="string" calcext:value-type="string">
            <text:p>Vulns (turned off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a xlink:href="https://github.com/nmap/nmap/blob/master/scripts/http-vuln-cve2011-3368.nse" xlink:type="simple">http-vuln-cve2011-3368.nse</text:a> </text:p>
          </table:table-cell>
          <table:table-cell office:value-type="string" calcext:value-type="string">
            <text:p>Vul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a xlink:href="https://github.com/nmap/nmap/blob/master/scripts/http-vuln-cve2012-1823.nse" xlink:type="simple">http-vuln-cve2012-1823.nse</text:a> </text:p>
          </table:table-cell>
          <table:table-cell office:value-type="string" calcext:value-type="string">
            <text:p>Vul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a xlink:href="https://github.com/nmap/nmap/blob/master/scripts/http-vuln-cve2013-0156.nse" xlink:type="simple">http-vuln-cve2013-0156.nse</text:a> </text:p>
          </table:table-cell>
          <table:table-cell office:value-type="string" calcext:value-type="string">
            <text:p>Vul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a xlink:href="https://github.com/nmap/nmap/blob/master/scripts/http-vuln-cve2013-6786.nse" xlink:type="simple">http-vuln-cve2013-6786.nse</text:a> </text:p>
          </table:table-cell>
          <table:table-cell office:value-type="string" calcext:value-type="string">
            <text:p>Vulns (turned off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a xlink:href="https://github.com/nmap/nmap/blob/master/scripts/http-vuln-cve2013-7091.nse" xlink:type="simple">http-vuln-cve2013-7091.nse</text:a> </text:p>
          </table:table-cell>
          <table:table-cell office:value-type="string" calcext:value-type="string">
            <text:p>Vul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a xlink:href="https://github.com/nmap/nmap/blob/master/scripts/http-vuln-cve2014-2126.nse" xlink:type="simple">http-vuln-cve2014-2126.nse</text:a> </text:p>
          </table:table-cell>
          <table:table-cell office:value-type="string" calcext:value-type="string">
            <text:p>Vul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a xlink:href="https://github.com/nmap/nmap/blob/master/scripts/http-vuln-cve2014-2127.nse" xlink:type="simple">http-vuln-cve2014-2127.nse</text:a> </text:p>
          </table:table-cell>
          <table:table-cell office:value-type="string" calcext:value-type="string">
            <text:p>Vul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a xlink:href="https://github.com/nmap/nmap/blob/master/scripts/http-vuln-cve2014-2128.nse" xlink:type="simple">http-vuln-cve2014-2128.nse</text:a> </text:p>
          </table:table-cell>
          <table:table-cell office:value-type="string" calcext:value-type="string">
            <text:p>Vul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a xlink:href="https://github.com/nmap/nmap/blob/master/scripts/http-vuln-cve2014-2129.nse" xlink:type="simple">http-vuln-cve2014-2129.nse</text:a> </text:p>
          </table:table-cell>
          <table:table-cell office:value-type="string" calcext:value-type="string">
            <text:p>Vulns (turned off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a xlink:href="https://github.com/nmap/nmap/blob/master/scripts/http-vuln-cve2014-3704.nse" xlink:type="simple">http-vuln-cve2014-3704.nse</text:a> </text:p>
          </table:table-cell>
          <table:table-cell office:value-type="string" calcext:value-type="string">
            <text:p>Vul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a xlink:href="https://github.com/nmap/nmap/blob/master/scripts/http-vuln-cve2014-8877.nse" xlink:type="simple">http-vuln-cve2014-8877.nse</text:a> </text:p>
          </table:table-cell>
          <table:table-cell office:value-type="string" calcext:value-type="string">
            <text:p>Vul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a xlink:href="https://github.com/nmap/nmap/blob/master/scripts/http-vuln-cve2015-1427.nse" xlink:type="simple">http-vuln-cve2015-1427.nse</text:a> </text:p>
          </table:table-cell>
          <table:table-cell office:value-type="string" calcext:value-type="string">
            <text:p>Vul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a xlink:href="https://github.com/nmap/nmap/blob/master/scripts/http-vuln-cve2015-1635.nse" xlink:type="simple">http-vuln-cve2015-1635.nse</text:a> </text:p>
          </table:table-cell>
          <table:table-cell office:value-type="string" calcext:value-type="string">
            <text:p>Vul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a xlink:href="https://github.com/nmap/nmap/blob/master/scripts/http-vuln-cve2017-1001000.nse" xlink:type="simple">http-vuln-cve2017-1001000.nse</text:a> </text:p>
          </table:table-cell>
          <table:table-cell office:value-type="string" calcext:value-type="string">
            <text:p>Vul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a xlink:href="https://github.com/nmap/nmap/blob/master/scripts/http-vuln-cve2017-5638.nse" xlink:type="simple">http-vuln-cve2017-5638.nse</text:a> </text:p>
          </table:table-cell>
          <table:table-cell office:value-type="string" calcext:value-type="string">
            <text:p>Vul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a xlink:href="https://github.com/nmap/nmap/blob/master/scripts/http-vuln-cve2017-5689.nse" xlink:type="simple">http-vuln-cve2017-5689.nse</text:a> </text:p>
          </table:table-cell>
          <table:table-cell office:value-type="string" calcext:value-type="string">
            <text:p>Vul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a xlink:href="https://github.com/nmap/nmap/blob/master/scripts/http-vuln-cve2017-8917.nse" xlink:type="simple">http-vuln-cve2017-8917.nse</text:a> </text:p>
          </table:table-cell>
          <table:table-cell office:value-type="string" calcext:value-type="string">
            <text:p>Vul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a xlink:href="https://github.com/nmap/nmap/blob/master/scripts/http-vuln-misfortune-cookie.nse" xlink:type="simple">http-vuln-misfortune-cookie.nse</text:a> </text:p>
          </table:table-cell>
          <table:table-cell office:value-type="string" calcext:value-type="string">
            <text:p>Vul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a xlink:href="https://github.com/nmap/nmap/blob/master/scripts/http-vuln-wnr1000-creds.nse" xlink:type="simple">http-vuln-wnr1000-creds.nse</text:a> </text:p>
          </table:table-cell>
          <table:table-cell office:value-type="string" calcext:value-type="string">
            <text:p>Vul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a xlink:href="https://github.com/nmap/nmap/blob/master/scripts/http-waf-detect.nse" xlink:type="simple">http-waf-detect.nse</text:a> </text:p>
          </table:table-cell>
          <table:table-cell office:value-type="string" calcext:value-type="string">
            <text:p>webRec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a xlink:href="https://github.com/nmap/nmap/blob/master/scripts/http-waf-fingerprint.nse" xlink:type="simple">http-waf-fingerprint.nse</text:a> </text:p>
          </table:table-cell>
          <table:table-cell office:value-type="string" calcext:value-type="string">
            <text:p>webRec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a xlink:href="https://github.com/nmap/nmap/blob/master/scripts/http-webdav-scan.nse" xlink:type="simple">http-webdav-scan.nse</text:a> </text:p>
          </table:table-cell>
          <table:table-cell office:value-type="string" calcext:value-type="string">
            <text:p>webRec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a xlink:href="https://github.com/nmap/nmap/blob/master/scripts/http-wordpress-brute.nse" xlink:type="simple">http-wordpress-brute.nse</text:a>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github.com/nmap/nmap/blob/master/scripts/http-wordpress-enum.nse" xlink:type="simple">http-wordpress-enum.nse</text:a>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github.com/nmap/nmap/blob/master/scripts/http-wordpress-users.nse" xlink:type="simple">http-wordpress-users.nse</text:a>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github.com/nmap/nmap/blob/master/scripts/http-xssed.nse" xlink:type="simple">http-xssed.nse</text:a>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github.com/nmap/nmap/blob/master/scripts/https-redirect.nse" xlink:type="simple">https-redirect.nse</text:a> 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Liberation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22:21:12.271435839</meta:creation-date>
    <dc:date>2018-08-16T22:46:29.288141343</dc:date>
    <meta:editing-duration>PT14M45S</meta:editing-duration>
    <meta:editing-cycles>3</meta:editing-cycles>
    <meta:generator>LibreOffice/6.1.0.2$Linux_X86_64 LibreOffice_project/10$Build-2</meta:generator>
    <meta:document-statistic meta:table-count="1" meta:cell-count="248" meta:object-count="0"/>
  </office:meta>
</office:document-meta>
</file>